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fb2" officeooo:paragraph-rsid="0010afb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ja salu2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21:52:21.264986000</meta:creation-date>
    <dc:date>2025-11-25T21:52:27.972007900</dc:date>
    <meta:editing-duration>PT6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25.8.3.2$Windows_X86_64 LibreOffice_project/8ca8d55c161d602844f5428fa4b58097424e324e</meta:generator>
  </office:meta>
</office:document-meta>
</file>